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RefSet.remove( ResourceRef ref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sourceRefSet.get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sourceRefSet.add( ResourceRef 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